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Symbol" svg:font-family="Symbol"/>
    <style:font-face style:name="Wingdings" svg:font-family="Wingdings"/>
    <style:font-face style:name="Times New Roman" svg:font-family="'Times New Roman'" style:font-family-generic="roman"/>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Text_20_body">
      <style:text-properties fo:color="#000000"/>
    </style:style>
    <style:style style:name="P2" style:family="paragraph" style:parent-style-name="Text_20_body">
      <style:text-properties fo:color="#000000" fo:font-size="10pt"/>
    </style:style>
    <style:style style:name="P3" style:family="paragraph" style:parent-style-name="Text_20_body">
      <style:text-properties fo:color="#000000" fo:font-size="10pt" fo:language="en" fo:country="US"/>
    </style:style>
    <style:style style:name="P4" style:family="paragraph" style:parent-style-name="Text_20_body" style:list-style-name="L1">
      <style:text-properties fo:color="#000000" fo:font-size="10pt" fo:language="en" fo:country="US"/>
    </style:style>
    <style:style style:name="P5" style:family="paragraph" style:parent-style-name="Text_20_body" style:list-style-name="L2">
      <style:text-properties fo:color="#000000" fo:font-size="10pt" fo:language="en" fo:country="US"/>
    </style:style>
    <style:style style:name="P6" style:family="paragraph" style:parent-style-name="Text_20_body" style:list-style-name="L4">
      <style:text-properties fo:color="#000000" fo:font-size="10pt" fo:language="en" fo:country="US"/>
    </style:style>
    <style:style style:name="P7" style:family="paragraph" style:parent-style-name="Text_20_body" style:list-style-name="L5">
      <style:text-properties fo:color="#000000" fo:font-size="10pt" fo:language="en" fo:country="US"/>
    </style:style>
    <style:style style:name="P8" style:family="paragraph" style:parent-style-name="Text_20_body" style:list-style-name="L6">
      <style:text-properties fo:color="#000000" fo:font-size="10pt" fo:language="en" fo:country="US"/>
    </style:style>
    <style:style style:name="P9" style:family="paragraph" style:parent-style-name="Text_20_body" style:list-style-name="L7">
      <style:text-properties fo:color="#000000" fo:font-size="10pt" fo:language="en" fo:country="US"/>
    </style:style>
    <style:style style:name="P10" style:family="paragraph" style:parent-style-name="Text_20_body" style:list-style-name="L3">
      <style:paragraph-properties fo:margin-top="0in" fo:margin-bottom="0.0972in" loext:contextual-spacing="false"/>
      <style:text-properties fo:color="#000000" fo:font-size="10pt" fo:language="en" fo:country="US"/>
    </style:style>
    <style:style style:name="P11" style:family="paragraph" style:parent-style-name="Text_20_body">
      <style:paragraph-properties fo:margin-left="1in" fo:margin-right="0in" fo:text-indent="0in" style:auto-text-indent="false"/>
    </style:style>
    <style:style style:name="T1" style:family="text">
      <style:text-properties fo:color="#000000"/>
    </style:style>
    <style:style style:name="T2" style:family="text">
      <style:text-properties fo:color="#000000" fo:font-size="10pt"/>
    </style:style>
    <style:style style:name="T3" style:family="text">
      <style:text-properties fo:color="#000000" fo:font-size="10pt" fo:language="en" fo:country="US"/>
    </style:style>
    <style:style style:name="T4" style:family="text">
      <style:text-properties fo:color="#000000" style:font-name="Wingdings" fo:font-size="10pt" fo:language="en" fo:country="US"/>
    </style:style>
    <style:style style:name="T5" style:family="text">
      <style:text-properties fo:color="#000000" style:font-name="Symbol" fo:font-size="10pt"/>
    </style:style>
    <style:style style:name="T6" style:family="text">
      <style:text-properties fo:font-variant="normal" fo:text-transform="none" fo:color="#000000" style:font-name="Symbol" fo:font-size="10pt"/>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Hi All,</text:p>
      <text:p text:style-name="P2">Kindly put together an audit plan for an Information systems audit on the JMTS software, please include the following guide:</text:p>
      <text:p text:style-name="P1"> </text:p>
      <text:p text:style-name="Text_20_body"><text:span text:style-name="Strong_20_Emphasis"><text:span text:style-name="T2">Access to Program and data</text:span></text:span></text:p>
      <text:list xml:id="list563444553" text:style-name="L1">
        <text:list-item>
          <text:p text:style-name="P4">User account administration procedures are in place regarding the deletion or locking of user accounts and their privileges when an employee leaves or transfers to another role. This is done in a timely manner consistent with the IS policy.</text:p>
        </text:list-item>
      </text:list>
      <text:list xml:id="list1498955698" text:style-name="L2">
        <text:list-item>
          <text:p text:style-name="P5">Access is approved by an appropriate level of management before access to the relevant information systems is granted.</text:p>
        </text:list-item>
      </text:list>
      <text:list xml:id="list2611496465" text:style-name="L3">
        <text:list-item>
          <text:p text:style-name="P10">Effective procedures are implemented for password administration for the in-scope systems including: </text:p>
        </text:list-item>
      </text:list>
      <text:p text:style-name="P11"><text:span text:style-name="T4">ü</text:span><text:span text:style-name="T1">  </text:span><text:span text:style-name="T3">Minimum password length;</text:span></text:p>
      <text:p text:style-name="P11"><text:span text:style-name="T4">ü</text:span><text:span text:style-name="T1">  </text:span><text:span text:style-name="T3">Password change intervals;</text:span></text:p>
      <text:p text:style-name="P11"><text:span text:style-name="T4">ü</text:span><text:span text:style-name="T1">  </text:span><text:span text:style-name="T3">Password complexity;</text:span></text:p>
      <text:p text:style-name="P11"><text:span text:style-name="T4">ü</text:span><text:span text:style-name="T1">  </text:span><text:span text:style-name="T3">Password history; and</text:span></text:p>
      <text:p text:style-name="P11"><text:span text:style-name="T5">·</text:span><text:span text:style-name="T6">         </text:span><text:span text:style-name="T4">ü</text:span><text:span text:style-name="T1"> </text:span><text:span text:style-name="T3">Minimum number of unsuccessful access attempts.</text:span></text:p>
      <text:list xml:id="list2809650262" text:style-name="L4">
        <text:list-item>
          <text:p text:style-name="P6">Identification (e.g., user ID) and authentication (e.g., passwords) mechanisms provide individual accountability</text:p>
        </text:list-item>
      </text:list>
      <text:list xml:id="list2507672542" text:style-name="L5">
        <text:list-item>
          <text:p text:style-name="P7">Periodic review of active users and user access rights is performed (including segregation of duties conflicts) for the in-scope system to identify and remove inappropriate system access.</text:p>
        </text:list-item>
      </text:list>
      <text:p text:style-name="Text_20_body"><text:span text:style-name="Strong_20_Emphasis"><text:span text:style-name="T2">Programme Change and Development</text:span></text:span></text:p>
      <text:list xml:id="list3485344692" text:style-name="L6">
        <text:list-item>
          <text:p text:style-name="P8">Appropriate change management and system development policies and procedures are in place to maintain the integrity of  the JMTS (functional changes and application upgrades)</text:p>
        </text:list-item>
      </text:list>
      <text:p text:style-name="Text_20_body"><text:span text:style-name="Strong_20_Emphasis"><text:span text:style-name="T2">Computer Operations</text:span></text:span><text:span text:style-name="T1"> </text:span></text:p>
      <text:list xml:id="list1105693017" text:style-name="L7">
        <text:list-item>
          <text:p text:style-name="P9">Business continuity capabilities are implemented, periodically tested and updated to ensure relevance.</text:p>
        </text:list-item>
      </text:list>
      <text:p text:style-name="P1"> </text:p>
      <text:p text:style-name="P3">Regards</text:p>
      <text:p text:style-name="P3">Orville Johnson PMP ITIL</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Symbol" svg:font-family="Symbol"/>
    <style:font-face style:name="Wingdings" svg:font-family="Wingdings"/>
    <style:font-face style:name="Times New Roman" svg:font-family="'Times New Roman'" style:font-family-generic="roman"/>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name="Times New Roman" fo:font-family="'Times New Roman'" style:font-family-generic="roman"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style:font-name="Times New Roman" fo:font-family="'Times New Roman'" style:font-family-generic="roman"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Lohit Devanagari1" style:font-family-complex="'Lohit Devanagari'"/>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07T10:34:03.042954268</meta:creation-date>
    <dc:date>2018-05-07T10:35:21.641791076</dc:date>
    <meta:editing-duration>PT1M48S</meta:editing-duration>
    <meta:editing-cycles>1</meta:editing-cycles>
    <meta:document-statistic meta:table-count="0" meta:image-count="0" meta:object-count="0" meta:page-count="1" meta:paragraph-count="21" meta:word-count="212" meta:character-count="1445" meta:non-whitespace-character-count="1242"/>
    <meta:generator>LibreOffice/5.4.6.2$Linux_x86 LibreOffice_project/40$Build-2</meta:generator>
  </office:meta>
</office:document-meta>
</file>